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Cubic_20_Kernel">
      <style:table-properties table:display="true" style:writing-mode="lr-tb"/>
    </style:style>
    <style:style style:name="ta3" style:family="table" style:master-page-name="PageStyle_5f_L-Abs_20_Kernel">
      <style:table-properties table:display="true" style:writing-mode="lr-tb"/>
    </style:style>
    <style:style style:name="ta4" style:family="table" style:master-page-name="PageStyle_5f_RBF_20_Kerne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ults Cover P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-Abs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 table:formula="of:=AVERAGE([$'L-Abs Kernel'.E3:.E22])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ubic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6" table:formula="of:=SUM([.I12];[.I10])" office:value-type="float" office:value="2740" calcext:value-type="float">
            <text:p>27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5" table:formula="of:=AVERAGE([$'Cubic Kernel'.B3:.B15])" office:value-type="float" office:value="0" calcext:value-type="float">
            <text:p>0</text:p>
          </table:table-cell>
          <table:table-cell table:style-name="ce5" table:formula="of:=AVERAGE([$'Cubic Kernel'.B43:.K62])" office:value-type="float" office:value="0" calcext:value-type="float">
            <text:p>0</text:p>
          </table:table-cell>
          <table:table-cell table:style-name="ce5" table:formula="of:=AVERAGE([$'Cubic Kernel'.B63:.K82])" office:value-type="float" office:value="0" calcext:value-type="float">
            <text:p>0</text:p>
          </table:table-cell>
          <table:table-cell table:style-name="ce5" table:formula="of:=AVERAGE([$'Cubic Kernel'.B46:.B60])" office:value-type="float" office:value="0" calcext:value-type="float">
            <text:p>0</text:p>
          </table:table-cell>
          <table:table-cell table:style-name="ce5" table:formula="of:=AVERAGE([$'Cubic Kernel'.B83:.K102])" office:value-type="float" office:value="0" calcext:value-type="float">
            <text:p>0</text:p>
          </table:table-cell>
          <table:table-cell table:style-name="ce5" table:formula="of:=AVERAGE([$'Cubic Kernel'.B103:.K122])" office:value-type="float" office:value="0" calcext:value-type="float">
            <text:p>0</text:p>
          </table:table-cell>
          <table:table-cell table:style-name="ce5" table:formula="of:=AVERAGE([$'Cubic Kernel'.B123:.K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5" table:formula="of:=COUNT([$'Cubic Kernel'.B3:.K22])" office:value-type="float" office:value="200" calcext:value-type="float">
            <text:p>200</text:p>
          </table:table-cell>
          <table:table-cell table:style-name="ce5" table:formula="of:=COUNT([$'Cubic Kernel'.B23:.K42])" office:value-type="float" office:value="200" calcext:value-type="float">
            <text:p>200</text:p>
          </table:table-cell>
          <table:table-cell table:style-name="ce5" table:formula="of:=COUNT([$'Cubic Kernel'.B43:.K62])" office:value-type="float" office:value="200" calcext:value-type="float">
            <text:p>200</text:p>
          </table:table-cell>
          <table:table-cell table:style-name="ce5" table:formula="of:=COUNT([$'Cubic Kernel'.B63:.K82])" office:value-type="float" office:value="200" calcext:value-type="float">
            <text:p>200</text:p>
          </table:table-cell>
          <table:table-cell table:style-name="ce5" table:formula="of:=COUNT([$'Cubic Kernel'.B83:.K10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7" table:formula="of:=SUM([.B10:.H10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 table:formula="of:=AVERAGE([$'Cubic Kernel'.N3:.V22])" office:value-type="float" office:value="0.6428571429" calcext:value-type="float">
            <text:p>0.6428571429</text:p>
          </table:table-cell>
          <table:table-cell table:style-name="ce5" table:formula="of:=AVERAGE([$'Cubic Kernel'.N23:.W43])" office:value-type="float" office:value="0.5666666667" calcext:value-type="float">
            <text:p>0.5666666667</text:p>
          </table:table-cell>
          <table:table-cell table:style-name="ce5" table:formula="of:=AVERAGE([$'Cubic Kernel'.N44:.W64])" office:value-type="float" office:value="0.519047619" calcext:value-type="float">
            <text:p>0.519047619</text:p>
          </table:table-cell>
          <table:table-cell table:style-name="ce5" table:formula="of:=AVERAGE([$'Cubic Kernel'.N65:.W84])" office:value-type="float" office:value="0.51" calcext:value-type="float">
            <text:p>0.51</text:p>
          </table:table-cell>
          <table:table-cell table:style-name="ce5" table:formula="of:=AVERAGE([$'Cubic Kernel'.N85:.W105])" office:value-type="float" office:value="0.5095238095" calcext:value-type="float">
            <text:p>0.5095238095</text:p>
          </table:table-cell>
          <table:table-cell table:style-name="ce5" table:formula="of:=AVERAGE([$'Cubic Kernel'.N106:.W126])" office:value-type="float" office:value="0.5047619048" calcext:value-type="float">
            <text:p>0.5047619048</text:p>
          </table:table-cell>
          <table:table-cell table:style-name="ce5" table:formula="of:=AVERAGE([$'Cubic Kernel'.N127:.V146])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COUNT([$'Cubic Kernel'.N3:.T22])" office:value-type="float" office:value="140" calcext:value-type="float">
            <text:p>140</text:p>
          </table:table-cell>
          <table:table-cell table:style-name="ce5" table:formula="of:=COUNT([$'Cubic Kernel'.N23:.W43])" office:value-type="float" office:value="210" calcext:value-type="float">
            <text:p>210</text:p>
          </table:table-cell>
          <table:table-cell table:style-name="ce5" table:formula="of:=COUNT([$'Cubic Kernel'.N44:.W64])" office:value-type="float" office:value="210" calcext:value-type="float">
            <text:p>210</text:p>
          </table:table-cell>
          <table:table-cell table:style-name="ce5" table:formula="of:=COUNT([$'Cubic Kernel'.N65:.W84])" office:value-type="float" office:value="200" calcext:value-type="float">
            <text:p>200</text:p>
          </table:table-cell>
          <table:table-cell table:style-name="ce5" table:formula="of:=COUNT([$'Cubic Kernel'.N85:.W105])" office:value-type="float" office:value="210" calcext:value-type="float">
            <text:p>210</text:p>
          </table:table-cell>
          <table:table-cell table:style-name="ce5" table:formula="of:=COUNT([$'Cubic Kernel'.N106:.W126])" office:value-type="float" office:value="210" calcext:value-type="float">
            <text:p>210</text:p>
          </table:table-cell>
          <table:table-cell table:style-name="ce5" table:formula="of:=COUNT([$'Cubic Kernel'.N127:.U146])" office:value-type="float" office:value="160" calcext:value-type="float">
            <text:p>160</text:p>
          </table:table-cell>
          <table:table-cell table:style-name="ce7" table:formula="of:=SUM([.B12:.H12])" office:value-type="float" office:value="1340" calcext:value-type="float">
            <text:p>134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aussian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bic Kernel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 table:number-columns-repeated="10"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 table:number-columns-repeated="1010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6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6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2" office:value-type="float" office:value="30" calcext:value-type="float">
            <text:p>3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31">
          <table:table-cell table:number-columns-repeated="1024"/>
        </table:table-row>
        <table:table-row table:style-name="ro1">
          <table:table-cell table:number-columns-repeated="12"/>
          <table:table-cell table:style-name="ce5" table:number-columns-repeated="5"/>
          <table:table-cell table:number-columns-repeated="1007"/>
        </table:table-row>
        <table:table-row table:style-name="ro1" table:number-rows-repeated="18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 table:number-columns-repeated="12"/>
          <table:table-cell table:style-name="ce5" table:number-columns-repeated="4"/>
          <table:table-cell table:number-columns-repeated="1008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-Abs Kernel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9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 table:number-columns-repeated="1019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6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BF Kernel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9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 table:number-columns-repeated="1019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4"/>
          <table:table-cell/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5"/>
          <table:table-cell/>
          <table:table-cell table:style-name="ce17" office:value-type="float" office:value="0" calcext:value-type="float">
            <text:p>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5"/>
          <table:table-cell/>
          <table:table-cell table:style-name="ce14" office:value-type="float" office:value="5" calcext:value-type="float">
            <text:p>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4"/>
          <table:table-cell/>
          <table:table-cell table:style-name="ce29" office:value-type="float" office:value="10" calcext:value-type="float">
            <text:p>1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25"/>
          <table:table-cell/>
          <table:table-cell table:style-name="ce30" office:value-type="float" office:value="10" calcext:value-type="float">
            <text:p>1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24"/>
          <table:table-cell/>
          <table:table-cell table:style-name="ce31" office:value-type="float" office:value="15" calcext:value-type="float">
            <text:p>1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25"/>
          <table:table-cell/>
          <table:table-cell table:style-name="ce33" office:value-type="float" office:value="15" calcext:value-type="float">
            <text:p>1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24"/>
          <table:table-cell/>
          <table:table-cell table:style-name="ce34" office:value-type="float" office:value="20" calcext:value-type="float">
            <text:p>2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25"/>
          <table:table-cell/>
          <table:table-cell table:style-name="ce36" office:value-type="float" office:value="20" calcext:value-type="float">
            <text:p>2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24"/>
          <table:table-cell/>
          <table:table-cell table:style-name="ce37" office:value-type="float" office:value="25" calcext:value-type="float">
            <text:p>2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25"/>
          <table:table-cell/>
          <table:table-cell table:style-name="ce39" office:value-type="float" office:value="25" calcext:value-type="float">
            <text:p>2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style-name="ce24"/>
          <table:table-cell/>
          <table:table-cell table:style-name="ce40" office:value-type="float" office:value="30" calcext:value-type="float">
            <text:p>3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2"/>
          <table:table-cell table:style-name="ce4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style-name="ce25"/>
          <table:table-cell/>
          <table:table-cell table:style-name="ce42" office:value-type="float" office:value="30" calcext:value-type="float">
            <text:p>30</text:p>
          </table:table-cell>
          <table:table-cell table:style-name="ce25"/>
          <table:table-cell table:number-columns-repeated="1019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ver_20_Page" style:display-name="PageStyle_Cover 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bic_20_Kernel" style:display-name="PageStyle_Cubic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-Abs_20_Kernel" style:display-name="PageStyle_L-Abs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BF_20_Kernel" style:display-name="PageStyle_RBF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4" meta:cell-count="3982" meta:object-count="0"/>
  </office:meta>
</office:document-meta>
</file>